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break-before="pag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tin-1 (ISO 8859-1) และ cp1252 (Windows-1252) เป็นสองโครงสร้าง encoding ที่ใช้ในการแปลงตัวอักษรที่ไม่ใช่ ASCII เช่นตัวอักษรยุโรปตะวันตก และบางตัวอักษรพิเศษ เป็นรหัสเลขที่คอมพิวเตอร์สามารถเข้าใจได้</text:p>
      <text:p text:style-name="Standard"/>
      <text:p text:style-name="Standard">อย่างไรก็ตามมีความแตกต่างที่สำคัญระหว่าง Latin-1 และ cp1252:</text:p>
      <text:p text:style-name="Standard"/>
      <text:p text:style-name="Standard">1. **ความแตกต่างในตารางอักขระ**: Latin-1 เป็น encoding ที่ถูกกำหนดไว้แล้วและไม่มีการเปลี่ยนแปลงตั้งแต่ขณะเริ่มต้น แต่ cp1252 มีการเปลี่ยนแปลงบางอย่างที่เกิดขึ้นตามความต้องการของ Microsoft เพื่อให้รองรับตัวอักษรบางตัวที่ไม่มีใน Latin-1 อีกทั้งยังมีการเพิ่มตัวอักษรพิเศษเพิ่มเติมเข้าไป เช่น euro sign (€) และ smart quotes (‘’, “”) เป็นต้น</text:p>
      <text:p text:style-name="Standard"/>
      <text:p text:style-name="Standard">2. **ความสามารถในการแสดงผล**: ความแตกต่างหลักคือ Latin-1 สามารถแสดงผลได้สมบูรณ์เมื่อใช้กับภาษายุโรปตะวันตก แต่ cp1252 มีความสามารถในการแสดงผลที่ดีกว่า โดยสามารถแสดงผลได้ถูกต้องเมื่อใช้กับภาษายุโรปตะวันตกและยังสามารถรองรับตัวอักษรพิเศษเพิ่มเติมได้</text:p>
      <text:p text:style-name="Standard"/>
      <text:p text:style-name="Standard">3. **การใช้งาน**: Latin-1 มักถูกใช้ในแวดวงที่ต้องการความสามารถในการแสดงผลตัวอักษรพื้นฐาน แต่ cp1252 มักถูกใช้ในระบบปฏิบัติการ Windows เนื่องจากมีการรองรับตัวอักษรพิเศษที่สำคัญบางตัว</text:p>
      <text:p text:style-name="Standard"/>
      <text:p text:style-name="Standard">4. **ความเข้ากันได้**: ตัวอักษรในช่วง 0x80-0x9F ใน cp1252 มีการใช้งานที่แตกต่างกับ Latin-1 ซึ่งอาจทำให้เกิดปัญหาเมื่อมีการแปลงข้อมูลระหว่าง Latin-1 และ cp1252 โดยเฉพาะในบางกรณีที่ใช้ตัวอักษรพิเศษเหล่านี้</text:p>
      <text:p text:style-name="Standard"/>
      <text:p text:style-name="Standard">โดยสรุปแล้ว Latin-1 และ cp1252 เป็นสอง encoding ที่ใช้ในการแสดงผลตัวอักษรไม่ใช่ ASCII และมีความแตกต่างที่สำคัญในการรองรับตัวอักษรพิเศษและการแสดงผลของตัวอักษร.</text:p>
      <text:p text:style-name="Standard"/>
      <text:p text:style-name="Standard"/>
      <text:p text:style-name="P1"/>
      <text:p text:style-name="Standard">ตัวอักษรที่แตกต่างกันระหว่าง Latin-1 (ISO 8859-1) และ cp1252 (Windows-1252) ได้แก่ตัวอักษรพิเศษที่เพิ่มเข้ามาใน cp1252 เพื่อรองรับฟีเจอร์พิเศษหลายอย่าง เช่น smart quotes, euro sign, และ em dash. นี่คือตัวอักษรบางตัวที่แตกต่างกัน:</text:p>
      <text:p text:style-name="Standard"/>
      <text:p text:style-name="Standard">1. **Euro Sign (€)**:</text:p>
      <text:p text:style-name="Standard"><text:s text:c="3"/>- Latin-1: ไม่มี</text:p>
      <text:p text:style-name="Standard"><text:s text:c="3"/>- cp1252: 0x80</text:p>
      <text:p text:style-name="Standard"/>
      <text:p text:style-name="Standard">2. **Smart Quotes (‘’, “”)**:</text:p>
      <text:p text:style-name="Standard"><text:s text:c="3"/>- Latin-1: ไม่มี</text:p>
      <text:p text:style-name="Standard"><text:s text:c="3"/>- cp1252: 0x91, 0x92, 0x93, 0x94</text:p>
      <text:p text:style-name="Standard"/>
      <text:p text:style-name="Standard">3. **Em Dash (—)**:</text:p>
      <text:p text:style-name="Standard"><text:s text:c="3"/>- Latin-1: ไม่มี</text:p>
      <text:p text:style-name="Standard"><text:s text:c="3"/>- cp1252: 0x97</text:p>
      <text:p text:style-name="Standard"/>
      <text:p text:style-name="Standard">4. **Trademark Sign (™)**:</text:p>
      <text:p text:style-name="Standard"><text:s text:c="3"/>- Latin-1: ไม่มี</text:p>
      <text:p text:style-name="Standard"><text:s text:c="3"/>- cp1252: 0x99</text:p>
      <text:p text:style-name="Standard"/>
      <text:p text:style-name="Standard">5. **En Dash (–)**:</text:p>
      <text:p text:style-name="Standard"><text:s text:c="3"/>- Latin-1: ไม่มี</text:p>
      <text:p text:style-name="Standard"><text:s text:c="3"/>- cp1252: 0x96</text:p>
      <text:p text:style-name="Standard"/>
      <text:p text:style-name="Standard">6. **Bullet (•)**:</text:p>
      <text:p text:style-name="Standard"><text:s text:c="3"/>- Latin-1: ไม่มี</text:p>
      <text:p text:style-name="Standard"><text:s text:c="3"/>- cp1252: 0x95</text:p>
      <text:p text:style-name="Standard"/>
      <text:p text:style-name="Standard">7. **Non-Breaking Space ( )**:</text:p>
      <text:p text:style-name="Standard"><text:s text:c="3"/>- Latin-1: 0xA0</text:p>
      <text:p text:style-name="Standard"><text:s text:c="3"/>- cp1252: 0xA0</text:p>
      <text:p text:style-name="Standard"/>
      <text:p text:style-name="Standard">มีตัวอักษรพิเศษอื่น ๆ ที่แตกต่างกันอีกมากมาย แต่นี่เป็นตัวอย่างบางส่วนที่บ่งบอกถึงความแตกต่างระหว่าง Latin-1 และ cp1252 ในการรองรับฟีเจอร์พิเศษที่ไม่มีใน Latin-1 และเพิ่มเข้ามาใน cp1252 เพื่อรองรับการใช้งานในระบบปฏิบัติการ Window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1T10:38:56.009000000</meta:creation-date>
    <dc:date>2024-03-21T10:40:13.825000000</dc:date>
    <meta:editing-duration>PT1M18S</meta:editing-duration>
    <meta:editing-cycles>1</meta:editing-cycles>
    <meta:document-statistic meta:table-count="0" meta:image-count="0" meta:object-count="0" meta:page-count="2" meta:paragraph-count="30" meta:word-count="1243" meta:character-count="1967" meta:non-whitespace-character-count="1774"/>
    <meta:generator>LibreOffice/7.6.2.1$Windows_X86_64 LibreOffice_project/56f7684011345957bbf33a7ee678afaf4d2ba333</meta:generator>
  </office:meta>
</office:document-meta>
</file>